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String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Utils.join( Object [ ] objs , String se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decrypt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decrypt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getStackTrace(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ingUtils.repeat( String str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Utils.getErrorMessage( Throwable 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ngUtils.uncapitalize( String str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Utils.encrypt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